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33A3B36733E91E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6cm" fo:min-width="2.25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4.2cm"/>
    </style:style>
    <style:style style:name="gr3" style:family="graphic" style:parent-style-name="standard">
      <style:graphic-properties draw:textarea-horizontal-align="justify" draw:textarea-vertical-align="middle" draw:auto-grow-height="false" fo:min-height="1.556cm" fo:min-width="4.206cm"/>
    </style:style>
    <style:style style:name="gr4" style:family="graphic" style:parent-style-name="standard">
      <style:graphic-properties svg:stroke-color="#3465a4" draw:fill-color="#dddddd" draw:textarea-horizontal-align="justify" draw:textarea-vertical-align="middle" draw:auto-grow-height="false" fo:min-height="0.74cm" fo:min-width="1.128cm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 fo:min-height="0.74cm" fo:min-width="1.128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74cm" fo:min-width="1.12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018cm" draw:marker-start-width="0.227cm" draw:marker-end-width="0.227cm" draw:fill="none" draw:fill-color="#729fcf" draw:auto-grow-height="false" fo:min-height="9.092cm" fo:min-width="7.142cm" fo:padding-top="0.134cm" fo:padding-bottom="0.134cm" fo:padding-left="0.259cm" fo:padding-right="0.259cm" fo:wrap-option="no-wrap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textarea-horizontal-align="justify" draw:textarea-vertical-align="middle" draw:auto-grow-height="false" fo:min-height="0.57cm" fo:min-width="2.334cm"/>
    </style:style>
    <style:style style:name="gr11" style:family="graphic" style:parent-style-name="standard">
      <style:graphic-properties draw:textarea-horizontal-align="justify" draw:textarea-vertical-align="middle" draw:auto-grow-height="false" fo:min-height="0.758cm" fo:min-width="2.334cm"/>
    </style:style>
    <style:style style:name="gr12" style:family="graphic" style:parent-style-name="standard">
      <style:graphic-properties draw:textarea-horizontal-align="justify" draw:textarea-vertical-align="middle" draw:auto-grow-height="false" fo:min-height="0.758cm" fo:min-width="2.5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729fcf"/>
    </style:style>
    <style:style style:name="P9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9" draw:id="id9" draw:layer="layout" svg:width="5.5cm" svg:height="2.79cm" svg:x="4.2cm" svg:y="19.3cm">
          <text:p text:style-name="P1"><text:span text:style-name="T1">是否还有未处理</text:span></text:p>
          <text:p text:style-name="P1"><text:span text:style-name="T1">的采样窗口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" draw:id="id1" draw:layer="layout" svg:width="4.7cm" svg:height="1.9cm" svg:x="4.6cm" svg:y="9.4cm">
          <text:p text:style-name="P3"><text:span text:style-name="T2">启动计算线程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7cm" svg:height="1.9cm" svg:x="4.6cm" svg:y="16.1cm">
          <text:p text:style-name="P2"><text:span text:style-name="T2">等待计算线程</text:span></text:p>
          <text:p text:style-name="P2"><text:span text:style-name="T1">记录结果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9cm" svg:height="2cm" svg:x="4.5cm" svg:y="3.4cm">
          <text:p text:style-name="P3"><text:span text:style-name="T2">主线程启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2.3cm" svg:height="1.4cm" svg:x="11.2cm" svg:y="13.3cm">
          <text:p text:style-name="P1">线程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2.3cm" svg:height="1.4cm" svg:x="13.8cm" svg:y="13.3cm">
          <text:p text:style-name="P1">线程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2.3cm" svg:height="1.4cm" svg:x="16.3cm" svg:y="13.2cm">
          <text:p text:style-name="P1">……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svg:x1="9.3cm" svg:y1="10.35cm" svg:x2="12.35cm" svg:y2="13.3cm" draw:start-shape="id1" draw:start-glue-point="1" draw:end-shape="id2" draw:end-glue-point="4" svg:d="M9300 10350h3050v2950" svg:viewBox="0 0 3051 2951">
          <text:p/>
        </draw:connector>
        <draw:connector draw:style-name="gr7" draw:text-style-name="P7" draw:layer="layout" svg:x1="9.3cm" svg:y1="10.35cm" svg:x2="14.95cm" svg:y2="13.3cm" draw:start-shape="id1" draw:start-glue-point="1" draw:end-shape="id3" draw:end-glue-point="4" svg:d="M9300 10350h5650v2950" svg:viewBox="0 0 5651 2951">
          <text:p/>
        </draw:connector>
        <draw:connector draw:style-name="gr7" draw:text-style-name="P7" draw:layer="layout" svg:x1="9.3cm" svg:y1="10.35cm" svg:x2="17.45cm" svg:y2="13.2cm" draw:start-shape="id1" draw:start-glue-point="1" draw:end-shape="id4" draw:end-glue-point="4" svg:d="M9300 10350h8150v2850" svg:viewBox="0 0 8151 2851">
          <text:p/>
        </draw:connector>
        <draw:connector draw:style-name="gr7" draw:text-style-name="P7" draw:layer="layout" svg:x1="12.35cm" svg:y1="14.7cm" svg:x2="9.3cm" svg:y2="17.05cm" draw:start-shape="id2" draw:start-glue-point="8" draw:end-shape="id5" draw:end-glue-point="1" svg:d="M12350 14700v2350h-3050" svg:viewBox="0 0 3051 2351">
          <text:p/>
        </draw:connector>
        <draw:connector draw:style-name="gr7" draw:text-style-name="P7" draw:layer="layout" svg:x1="14.95cm" svg:y1="14.7cm" svg:x2="9.3cm" svg:y2="17.05cm" draw:start-shape="id3" draw:start-glue-point="8" draw:end-shape="id5" draw:end-glue-point="1" svg:d="M14950 14700v2350h-5650" svg:viewBox="0 0 5651 2351">
          <text:p/>
        </draw:connector>
        <draw:connector draw:style-name="gr7" draw:text-style-name="P7" draw:layer="layout" svg:x1="17.45cm" svg:y1="14.6cm" svg:x2="9.3cm" svg:y2="17.05cm" draw:start-shape="id4" draw:start-glue-point="8" draw:end-shape="id5" draw:end-glue-point="1" svg:d="M17450 14600v2450h-8150" svg:viewBox="0 0 8151 2451">
          <text:p/>
        </draw:connector>
        <draw:connector draw:style-name="gr7" draw:text-style-name="P7" draw:layer="layout" svg:x1="6.95cm" svg:y1="5.4cm" svg:x2="6.95cm" svg:y2="6.5cm" draw:start-shape="id6" draw:start-glue-point="2" draw:end-shape="id7" draw:end-glue-point="5" svg:d="M6950 5400v1100" svg:viewBox="0 0 1 1101">
          <text:p/>
        </draw:connector>
        <draw:connector draw:style-name="gr7" draw:text-style-name="P7" draw:layer="layout" svg:x1="6.95cm" svg:y1="8.2cm" svg:x2="6.95cm" svg:y2="9.4cm" draw:end-shape="id1" draw:end-glue-point="0" svg:d="M6950 8200v1200" svg:viewBox="0 0 1 1201">
          <text:p/>
        </draw:connector>
        <draw:connector draw:style-name="gr7" draw:text-style-name="P7" draw:layer="layout" svg:x1="6.95cm" svg:y1="11.3cm" svg:x2="6.95cm" svg:y2="12.8cm" draw:start-shape="id1" draw:start-glue-point="2" svg:d="M6950 11300v1500" svg:viewBox="0 0 1 1501">
          <text:p/>
        </draw:connector>
        <draw:connector draw:style-name="gr7" draw:text-style-name="P7" draw:layer="layout" svg:x1="6.95cm" svg:y1="14.5cm" svg:x2="6.95cm" svg:y2="16.1cm" draw:start-shape="id8" draw:start-glue-point="8" draw:end-shape="id5" draw:end-glue-point="0" svg:d="M6950 14500v1600" svg:viewBox="0 0 1 1601">
          <text:p/>
        </draw:connector>
        <draw:connector draw:style-name="gr7" draw:text-style-name="P7" draw:layer="layout" svg:x1="6.95cm" svg:y1="18cm" svg:x2="6.95cm" svg:y2="19.3cm" draw:start-shape="id5" draw:start-glue-point="2" draw:end-shape="id9" draw:end-glue-point="4" svg:d="M6950 18000v1300" svg:viewBox="0 0 1 1301">
          <text:p/>
        </draw:connector>
        <draw:connector draw:style-name="gr7" draw:text-style-name="P7" draw:layer="layout" draw:line-skew="-2.299cm" svg:x1="4.2cm" svg:y1="20.695cm" svg:x2="4.6cm" svg:y2="10.35cm" draw:start-shape="id9" draw:start-glue-point="5" draw:end-shape="id1" svg:d="M4200 20695h-2800v-10345h3200" svg:viewBox="0 0 3201 10346">
          <text:p/>
        </draw:connector>
        <draw:custom-shape draw:style-name="gr8" draw:text-style-name="P8" draw:layer="layout" svg:width="9.4cm" svg:height="11.1cm" svg:x="10.6cm" svg:y="8.2cm">
          <text:p>线程池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04.3825124986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9" draw:text-style-name="P9" draw:layer="layout" svg:width="1.4cm" svg:height="1.1cm" svg:x="2.2cm" svg:y="19.6cm">
          <draw:text-box>
            <text:p>Y</text:p>
          </draw:text-box>
        </draw:frame>
        <draw:custom-shape draw:style-name="gr10" draw:text-style-name="P1" xml:id="id10" draw:id="id10" draw:layer="layout" svg:width="4.5cm" svg:height="1.3cm" svg:x="4.7cm" svg:y="23.5cm">
          <text:p text:style-name="P1">输出结果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7" draw:layer="layout" svg:x1="6.95cm" svg:y1="22.09cm" svg:x2="6.95cm" svg:y2="23.5cm" draw:start-shape="id9" draw:start-glue-point="6" draw:end-shape="id10" draw:end-glue-point="5" svg:d="M6950 22090v1410" svg:viewBox="0 0 1 1411">
          <text:p/>
        </draw:connector>
        <draw:frame draw:style-name="gr9" draw:text-style-name="P9" draw:layer="layout" svg:width="1.4cm" svg:height="1.1cm" svg:x="7.1cm" svg:y="22.1cm">
          <draw:text-box>
            <text:p>N</text:p>
          </draw:text-box>
        </draw:frame>
        <draw:custom-shape draw:style-name="gr11" draw:text-style-name="P2" xml:id="id8" draw:id="id8" draw:layer="layout" svg:width="4.5cm" svg:height="1.6cm" svg:x="4.7cm" svg:y="12.9cm">
          <text:p text:style-name="P2"><text:span text:style-name="T2">预读取</text:span></text:p>
          <text:p text:style-name="P2"><text:span text:style-name="T1">采样窗口数据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xml:id="id7" draw:id="id7" draw:layer="layout" svg:width="4.9cm" svg:height="1.6cm" svg:x="4.5cm" svg:y="6.5cm">
          <text:p text:style-name="P2"><text:span text:style-name="T2">预读取</text:span></text:p>
          <text:p text:style-name="P2"><text:span text:style-name="T1">采样窗口数据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Sky" xlink:href="Pictures/100000000000005E0000005E33A3B36733E91EA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20:22:14.297934606</meta:creation-date>
    <dc:date>2017-05-16T20:46:47.781255024</dc:date>
    <meta:editing-duration>PT3M43S</meta:editing-duration>
    <meta:editing-cycles>1</meta:editing-cycles>
    <meta:document-statistic meta:object-count="26"/>
    <meta:generator>LibreOffice/5.3.3.2$Linux_X86_64 LibreOffice_project/30m0$Build-2</meta:generator>
  </office:meta>
</office:document-meta>
</file>